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letHandlerConfigurerTests.enableWith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ingMockServletContext.getNamedDispatcher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letHandlerConfigur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letHandlerConfigurerTests.e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letHandlerConfigurerTests.no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